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63100003F86129CA9AF.svm"/>
  <manifest:file-entry manifest:media-type="" manifest:full-path="Pictures/200000070000179D00000FC7D4CE69F4.svm"/>
  <manifest:file-entry manifest:media-type="" manifest:full-path="Pictures/2000000700006C6800004819E6AD7773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Microsoft Sans Serif" svg:font-family="'Microsoft Sans Serif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5.666cm" style:rel-column-width="21845*"/>
    </style:style>
    <style:style style:name="Tabella1.C" style:family="table-column">
      <style:table-column-properties style:column-width="2.833cm" style:rel-column-width="10922*"/>
    </style:style>
    <style:style style:name="Tabella1.D" style:family="table-column">
      <style:table-column-properties style:column-width="2.833cm" style:rel-column-width="1092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5.666cm" style:rel-column-width="21845*"/>
    </style:style>
    <style:style style:name="Tabella2.C" style:family="table-column">
      <style:table-column-properties style:column-width="2.833cm" style:rel-column-width="10922*"/>
    </style:style>
    <style:style style:name="Tabella2.D" style:family="table-column">
      <style:table-column-properties style:column-width="2.833cm" style:rel-column-width="1092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5.666cm" style:rel-column-width="21845*"/>
    </style:style>
    <style:style style:name="Tabella3.C" style:family="table-column">
      <style:table-column-properties style:column-width="2.833cm" style:rel-column-width="10922*"/>
    </style:style>
    <style:style style:name="Tabella3.D" style:family="table-column">
      <style:table-column-properties style:column-width="2.833cm" style:rel-column-width="10923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5.666cm" style:rel-column-width="21845*"/>
    </style:style>
    <style:style style:name="Tabella4.C" style:family="table-column">
      <style:table-column-properties style:column-width="2.833cm" style:rel-column-width="10922*"/>
    </style:style>
    <style:style style:name="Tabella4.D" style:family="table-column">
      <style:table-column-properties style:column-width="2.833cm" style:rel-column-width="10923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5.666cm" style:rel-column-width="21845*"/>
    </style:style>
    <style:style style:name="Tabella6.C" style:family="table-column">
      <style:table-column-properties style:column-width="2.833cm" style:rel-column-width="10922*"/>
    </style:style>
    <style:style style:name="Tabella6.D" style:family="table-column">
      <style:table-column-properties style:column-width="2.833cm" style:rel-column-width="1092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D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6.999cm" table:align="margins"/>
    </style:style>
    <style:style style:name="Tabella7.A" style:family="table-column">
      <style:table-column-properties style:column-width="4.844cm" style:rel-column-width="18675*"/>
    </style:style>
    <style:style style:name="Tabella7.B" style:family="table-column">
      <style:table-column-properties style:column-width="3.519cm" style:rel-column-width="13568*"/>
    </style:style>
    <style:style style:name="Tabella7.C" style:family="table-column">
      <style:table-column-properties style:column-width="2.778cm" style:rel-column-width="10711*"/>
    </style:style>
    <style:style style:name="Tabella7.D" style:family="table-column">
      <style:table-column-properties style:column-width="2.669cm" style:rel-column-width="10290*"/>
    </style:style>
    <style:style style:name="Tabella7.E" style:family="table-column">
      <style:table-column-properties style:column-width="3.187cm" style:rel-column-width="12291*"/>
    </style:style>
    <style:style style:name="Tabella7.A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a7.D2" style:family="table-cell">
      <style:table-cell-properties fo:background-color="#dc23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D3" style:family="table-cell">
      <style:table-cell-properties fo:background-color="#dc2300" fo:padding="0.097cm" fo:border-left="0.002cm solid #000000" fo:border-right="none" fo:border-top="none" fo:border-bottom="0.002cm solid #000000">
        <style:background-image/>
      </style:table-cell-properties>
    </style:style>
    <style:style style:name="Tabella7.E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.D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7.E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8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a7.E8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8" style:family="table">
      <style:table-properties style:width="16.999cm" table:align="margins"/>
    </style:style>
    <style:style style:name="Tabella8.A" style:family="table-column">
      <style:table-column-properties style:column-width="4.844cm" style:rel-column-width="18675*"/>
    </style:style>
    <style:style style:name="Tabella8.B" style:family="table-column">
      <style:table-column-properties style:column-width="3.519cm" style:rel-column-width="13568*"/>
    </style:style>
    <style:style style:name="Tabella8.C" style:family="table-column">
      <style:table-column-properties style:column-width="2.778cm" style:rel-column-width="10711*"/>
    </style:style>
    <style:style style:name="Tabella8.D" style:family="table-column">
      <style:table-column-properties style:column-width="2.669cm" style:rel-column-width="10290*"/>
    </style:style>
    <style:style style:name="Tabella8.E" style:family="table-column">
      <style:table-column-properties style:column-width="3.187cm" style:rel-column-width="12291*"/>
    </style:style>
    <style:style style:name="Tabella8.A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a8.D2" style:family="table-cell">
      <style:table-cell-properties fo:background-color="#dc23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8.D3" style:family="table-cell">
      <style:table-cell-properties fo:background-color="#dc2300" fo:padding="0.097cm" fo:border-left="0.002cm solid #000000" fo:border-right="none" fo:border-top="none" fo:border-bottom="0.002cm solid #000000">
        <style:background-image/>
      </style:table-cell-properties>
    </style:style>
    <style:style style:name="Tabella8.E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.A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8.E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8.A8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a8.E8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8.B10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a8.E10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8.498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style:text-autospace="none"/>
      <style:text-properties style:font-name="Times New Roman" fo:font-size="12pt" style:font-name-asian="Microsoft Sans Serif" style:font-size-asian="12pt" style:font-name-complex="Microsoft Sans Serif" style:font-size-complex="12pt"/>
    </style:style>
    <style:style style:name="P16" style:family="paragraph" style:parent-style-name="Table_20_Contents">
      <style:text-properties fo:color="#00000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paragraph-properties fo:margin-left="0.318cm" fo:margin-right="0cm" fo:text-indent="0cm" style:auto-text-indent="false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ext_20_body">
      <style:paragraph-properties fo:margin-left="0.476cm" fo:margin-right="0cm" fo:text-indent="0cm" style:auto-text-indent="false">
        <style:tab-stops/>
      </style:paragraph-properties>
      <style:text-properties style:font-name="Lucida Consol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Heading_20_2">
      <style:text-properties fo:font-weight="normal" style:font-weight-asian="normal" style:font-weight-complex="normal"/>
    </style:style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2"/>
    <style:style style:name="P27" style:family="paragraph" style:parent-style-name="Standard" style:list-style-name="L2"/>
    <style:style style:name="P28" style:family="paragraph" style:parent-style-name="Standard" style:list-style-name="L2"/>
    <style:style style:name="P29" style:family="paragraph" style:parent-style-name="Standard" style:list-style-name="L2"/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Standard" style:list-style-name="L2">
      <style:text-properties fo:font-style="normal" style:font-style-asian="normal" style:font-style-complex="normal"/>
    </style:style>
    <style:style style:name="P34" style:family="paragraph" style:parent-style-name="Standard" style:list-style-name="L3"/>
    <style:style style:name="P35" style:family="paragraph" style:parent-style-name="Standard" style:list-style-name="L3"/>
    <style:style style:name="P36" style:family="paragraph" style:parent-style-name="Standard" style:list-style-name="L3"/>
    <style:style style:name="P37" style:family="paragraph" style:parent-style-name="Standard" style:list-style-name="L3"/>
    <style:style style:name="P3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>
      <style:text-properties style:font-name="Lucida Console" fo:font-size="9pt" style:font-size-asian="9pt" style:font-size-complex="9pt"/>
    </style:style>
    <style:style style:name="P41" style:family="paragraph" style:parent-style-name="Standard">
      <style:text-properties fo:font-weight="normal" style:font-weight-asian="normal" style:font-weight-complex="normal"/>
    </style:style>
    <style:style style:name="P42" style:family="paragraph" style:parent-style-name="Standard">
      <style:paragraph-properties fo:margin-left="0.45cm" fo:margin-right="0cm" fo:text-indent="0cm" style:auto-text-indent="false"/>
      <style:text-properties style:font-name="Lucida Console" fo:font-size="9pt" style:font-size-asian="9pt" style:font-size-complex="9pt"/>
    </style:style>
    <style:style style:name="P43" style:family="paragraph" style:parent-style-name="Text_20_body">
      <style:paragraph-properties fo:margin-left="0.132cm" fo:margin-right="0cm" fo:text-indent="0cm" style:auto-text-indent="false"/>
      <style:text-properties fo:font-weight="normal" style:font-weight-asian="normal" style:font-weight-complex="normal"/>
    </style:style>
    <style:style style:name="P44" style:family="paragraph" style:parent-style-name="Text_20_body">
      <style:text-properties fo:font-weight="normal" style:font-weight-asian="normal" style:font-weight-complex="normal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Lucida Console" fo:font-size="9pt" fo:font-weight="normal" style:font-size-asian="9pt" style:font-weight-asian="normal" style:font-size-complex="9pt" style:font-weight-complex="normal"/>
    </style:style>
    <style:style style:name="T15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Test comparativo per valutazione prestazioni grafiche<text:line-break/><text:span text:style-name="T1">librerie OpenGL a confronto con Graphics (.NET)</text:span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tudente: Elvis Ciotti</text:p>
      <text:p text:style-name="P2"/>
      <text:p text:style-name="P2">Prof: V.Maniezzo, M.Roffilli</text:p>
      <text:p text:style-name="P2"/>
      <text:p text:style-name="P2"><text:line-break/>Corso. Algoritmi e Sistemi di Elaborazione</text:p>
      <text:p text:style-name="P2">C.d.L. Scienze dell'Informazione</text:p>
      <text:p text:style-name="P2"/>
      <text:p text:style-name="P2">7/4/08</text:p>
      <text:p text:style-name="Standard"/>
      <text:h text:style-name="Heading_20_2" text:outline-level="2"/>
      <text:h text:style-name="P10" text:outline-level="2">Introduzione</text:h>
      <text:p text:style-name="Standard">Il progetto ha lo scopo di valutare le performance di un sistema di visualizzazione (zoom, traslazione, pan) di un oggetto (grafo) con un elevato numero di elementi geometrici (archi e nodi).</text:p>
      <text:p text:style-name="Standard">Ambiente di progettazione: Ms Visual C# 2003.</text:p>
      <text:p text:style-name="Standard"/>
      <text:p text:style-name="Standard">A confronto:</text:p>
      <text:list text:style-name="L1">
        <text:list-item>
          <text:p text:style-name="P23">Grapics (classe Ms) in controllo pictureBox.</text:p>
        </text:list-item>
        <text:list-item>
          <text:p text:style-name="P23">OpenGL (controlli e wrapper da librerie <text:span text:style-name="T2">tao framework</text:span> ) con e senza supporto VBO (Vertex Buffer Object, cioè scrittura in memoria video e accesso direttamente ad essa tramite GCPU ad ogni operazione di trasformazione).</text:p>
        </text:list-item>
      </text:list>
      <text:p text:style-name="Standard"/>
      <text:h text:style-name="Heading_20_2" text:outline-level="2">Librerie utilizzate e struttura del progetto</text:h>
      <text:p text:style-name="Text_20_body">Ambiente di sviluppo: Ms Visual C# 2003 .NET</text:p>
      <text:p text:style-name="Text_20_body">Librerie: Per utilizzare la libreria OpenGL <text:s/>e un controllo del form dove disegnare sono state utilizzate alcune librerie <text:s/>del progetto ”The Tao Framework” per .NET 2.0</text:p>
      <text:p text:style-name="Text_20_body"><text:a xlink:type="simple" xlink:href="http://sourceforge.net/projects/taoframework/">http://sourceforge.net/projects/taoframework/</text:a></text:p>
      <text:p text:style-name="Text_20_body">Librerie scaricabili dall'indirizzo indicato (pacchetto versione 2.0.0RC2). Le librerie utilizzate in particolare in questo progetto di testing sono:</text:p>
      <text:p text:style-name="codice">Tao.OpenGl 2.1.0.3</text:p>
      <text:p text:style-name="codice">Tao.Platform.Windows 1.0.0.3</text:p>
      <text:p text:style-name="P43"><text:line-break/>Per la renderizzazione del testo si sono utilizzate le librerie de progetto “FreeType”<text:line-break/><text:a xlink:type="simple" xlink:href="http://www.freetype.org/">http://www.freetype.org/</text:a><text:line-break/>modificate e compilate in modalità compatibile alle librerie sopra dal progetto “Icarus”</text:p>
      <text:p text:style-name="P19"><text:a xlink:type="simple" xlink:href="http://icarus.sourceforge.net/">http://icarus.sourceforge.net/</text:a></text:p>
      <text:p text:style-name="P19">Librerie Win32 scaricabili all'indirizzo</text:p>
      <text:p text:style-name="P19"><text:a xlink:type="simple" xlink:href="http://icarus.svn.sourceforge.net/viewvc/icarus/Bin/Win32/">http://icarus.svn.sourceforge.net/viewvc/icarus/Bin/Win32/</text:a></text:p>
      <text:p text:style-name="P19">sono necessarie (per questo progetto):</text:p>
      <text:p text:style-name="P21">ISE.FreeType.dll</text:p>
      <text:p text:style-name="P21">Tao.Externals.dll</text:p>
      <text:p text:style-name="P21">freetype6.dll</text:p>
      <text:h text:style-name="Heading_20_2" text:outline-level="2">Guida all'uso delle librerie</text:h>
      <text:p text:style-name="Text_20_body">Scaricare le librerie (o installarle per Tao framework, quindi reperlirle dalla <text:span text:style-name="T10">cartella </text:span><text:span text:style-name="T2">bin</text:span><text:span text:style-name="T10"> nella root di installazione del framework</text:span>), quindi aggiungere al progetto (come “References”, Solution Explorer -&gt; References -&gt; Add references -&gt; Browse) i files <text:span text:style-name="T2">Tao.OpenGl.dll,</text:span> <text:span text:style-name="T2">Tao.Platform.Windows.dll, </text:span><text:span text:style-name="T3">ISE.FreeType.dll</text:span><text:span text:style-name="T10"> .</text:span></text:p>
      <text:p text:style-name="Standard"><text:span text:style-name="T10">Ins</text:span>erire quindi nei sorgenti</text:p>
      <text:p text:style-name="codice">using Tao.OpenGl;</text:p>
      <text:p text:style-name="codice">using Tao.Platform;</text:p>
      <text:p text:style-name="Standard"/>
      <text:p text:style-name="Standard">Per vi<text:span text:style-name="T10">sualizzare il controllo importato, spuntare </text:span><text:span text:style-name="T2">simpleOpenGLcontrol</text:span><text:span text:style-name="T10"> nella personalizzazione della toolbar strumenti, quindi inserire il controllo </text:span><text:span text:style-name="T2">simpleOpenGLcontrol</text:span><text:span text:style-name="T10">.</text:span></text:p>
      <text:p text:style-name="Standard"><text:span text:style-name="T10">Importante: subito dopo la </text:span><text:span text:style-name="T2">InitializeComponent()</text:span><text:span text:style-name="T10"> del costru</text:span><text:span text:style-name="T15">ttore della classe, inserire:</text:span></text:p>
      <text:p text:style-name="P18">simpleOpenGlControl1.InitializeContexts();</text:p>
      <text:p text:style-name="P6"/>
      <text:p text:style-name="P5">I comandi e costanti OpenGl sono richiamabili dall'oggetto <text:span text:style-name="T5">Gl</text:span>.</text:p>
      <text:p text:style-name="P5"><text:span text:style-name="T8">Esempio openGL </text:span>(inizializzazione e disegno di una linea 2D):<text:line-break/></text:p>
      <text:p text:style-name="codice"><text:span text:style-name="T5">Gl.</text:span>glClearColor(1.0f, 1.0f, 1.0f, 0.0f);</text:p>
      <text:p text:style-name="codice"><text:span text:style-name="T11">Gl.</text:span><text:span text:style-name="T10">glMatrixMode(</text:span><text:span text:style-name="T11">Gl.</text:span><text:span text:style-name="T10">GL_PROJECT</text:span>ION);</text:p>
      <text:p text:style-name="codice"><text:span text:style-name="T5">Gl.</text:span>glLoadIdentity();</text:p>
      <text:p text:style-name="codice"><text:span text:style-name="T5">Gl.</text:span>glOrtho(0, 600, 0, 400, -1, 0); //viewport, finestra di 600x400</text:p>
      <text:p text:style-name="codice"><text:span text:style-name="T5">Gl.</text:span>glClear(<text:span text:style-name="T5">Gl.</text:span>GL_COLOR_BUFFER_BIT);</text:p>
      <text:p text:style-name="codice"><text:span text:style-name="T5">Gl.</text:span>glColor3f(1.0f, 0.0f, 0.0f); //colore rosso</text:p>
      <text:p text:style-name="codice"><text:span text:style-name="T5">Gl.</text:span>glBegin(<text:span text:style-name="T5">Gl.</text:span>GL_LINES);</text:p>
      <text:p text:style-name="codice"><text:span text:style-name="T5">Gl.</text:span>glVertex2i(10, 10); //inizio linea</text:p>
      <text:p text:style-name="codice"><text:span text:style-name="T5">Gl.</text:span>glVertex2i(590, 490); //fine linea</text:p>
      <text:p text:style-name="codice"><text:span text:style-name="T5">Gl.</text:span>glEnd();</text:p>
      <text:p text:style-name="codice"><text:span text:style-name="T5">Gl.</text:span>glFlush();</text:p>
      <text:p text:style-name="codice">simpleOpenGlControl1.Refresh();</text:p>
      <text:p text:style-name="Standard"/>
      <text:p text:style-name="Standard">Gli ultimi due comandi sono necessari entrambi per visualizzare il disegno nel controllo.</text:p>
      <text:p text:style-name="P5"/>
      <text:p text:style-name="Standard"><text:span text:style-name="T8">Esempio di disegno con tecnologia VBO </text:span>(Vertex Buffer Object) di 100 linee parallele.</text:p>
      <text:p text:style-name="Standard">(Per dettagli su VBO leggere la prima la sezione successiva “NOTE sull'UTILIZZO DI VBO”).</text:p>
      <text:p text:style-name="Standard"/>
      <text:p text:style-name="P7">Inizializzazione (startup)<text:line-break/></text:p>
      <text:p text:style-name="codice">if (!GlExtensionLoader.LoadExtension("GL_ARB_vertex_buffer_object"))</text:p>
      <text:p text:style-name="codice">{ /* VBO non supportata dalla scheda video */ }</text:p>
      <text:p text:style-name="codice">int[] <text:s/>vertici = vertici = new int[100];</text:p>
      <text:p text:style-name="codice">int <text:s/>indCorr = 0;</text:p>
      <text:p text:style-name="codice">/* <text:s/>inserisco nel vettore le coordinate consecutive delle linee</text:p>
      <text:p text:style-name="codice"><text:s text:c="2"/>* ad ogni ciclo memorizzo le coordinate di una linea orizzontale */</text:p>
      <text:p text:style-name="codice">for (int j = 0; j &lt; 100; j++)</text:p>
      <text:p text:style-name="codice">{</text:p>
      <text:p text:style-name="codice"><text:s text:c="3"/>vertici[indCorr++] = 10;</text:p>
      <text:p text:style-name="codice"><text:s text:c="3"/>vertici[indCorr++] = j;</text:p>
      <text:p text:style-name="codice"><text:s text:c="3"/>vertici[indCorr++] = 590;</text:p>
      <text:p text:style-name="codice"><text:s text:c="3"/>vertici[indCorr++] = j;</text:p>
      <text:p text:style-name="codice"><text:s/>}<text:line-break/>int[] buffers = new int[2]; //vettore degli indici dei buffers</text:p>
      <text:p text:style-name="codice"><text:span text:style-name="T5">Gl.</text:span>glDeleteBuffers(1, buffers); //cancella precedenti memorizzazioni nella scheda video</text:p>
      <text:p text:style-name="codice"><text:span text:style-name="T5">Gl.</text:span>glGenBuffers(1, buffers); //genera buffer nella scheda video</text:p>
      <text:p text:style-name="codice">//attivo buffer</text:p>
      <text:p text:style-name="codice"><text:span text:style-name="T5">Gl.</text:span>glBindBuffer(<text:span text:style-name="T5">Gl.</text:span>GL_ELEMENT_ARRAY_BUFFER, buffers[0]);</text:p>
      <text:p text:style-name="codice"/>
      <text:p text:style-name="codice">int dataSize = (indCorr * sizeof(int));</text:p>
      <text:p text:style-name="codice">// copio nel buffer (memoria video) tutte le coordinate.</text:p>
      <text:p text:style-name="codice">// l'ultimo parametro indica la modalità di aggiornamento (nessuno in questo caso)</text:p>
      <text:p text:style-name="codice"><text:span text:style-name="T5">Gl.</text:span>glBufferData(<text:span text:style-name="T5">Gl.</text:span>GL_ELEMENT_ARRAY_BUFFER, (IntPtr)dataSize, vertici, <text:span text:style-name="T5">Gl.</text:span>GL_STATIC_DRAW);</text:p>
      <text:p text:style-name="Standard"/>
      <text:p text:style-name="P9">disegno dalla memoria video<text:line-break/></text:p>
      <text:p text:style-name="codice">///inizializzazioni matrici OpenGL, come le prime 5 righe dell'esempio precedente</text:p>
      <text:p text:style-name="codice">[..]</text:p>
      <text:p text:style-name="codice">//scelgo il buffer da utilizzare, già riempito</text:p>
      <text:p text:style-name="codice"><text:span text:style-name="T5">Gl.</text:span>glBindBuffer(<text:span text:style-name="T5">Gl.</text:span>GL_ARRAY_BUFFER, buffers[0]);</text:p>
      <text:p text:style-name="codice"><text:span text:style-name="T5">Gl.</text:span>glEnable(<text:span text:style-name="T5">Gl.</text:span>GL_VERTEX_ARRAY);</text:p>
      <text:p text:style-name="codice"><text:span text:style-name="T5">Gl.</text:span>glVertexPointer(2, <text:span text:style-name="T5">Gl.</text:span>GL_INT, 0, (IntPtr)0);</text:p>
      <text:p text:style-name="codice"><text:span text:style-name="T13">Gl.</text:span><text:span text:style-name="T12">glDrawArrays(</text:span><text:span text:style-name="T13">Gl.</text:span><text:span text:style-name="T12">GL_LINES, 0, N_LINEE);</text:span></text:p>
      <text:p text:style-name="codice"><text:span text:style-name="T5">Gl.</text:span>glDisable(<text:span text:style-name="T5">Gl.</text:span>GL_VERTEX_ARRAY);</text:p>
      <text:p text:style-name="codice">simpleOpenGlControl1.Refresh();</text:p>
      <text:p text:style-name="codice"/>
      <text:p text:style-name="P8"/>
      <text:p text:style-name="P3"/>
      <text:p text:style-name="P3"/>
      <text:p text:style-name="P3"/>
      <text:p text:style-name="P3">Esempio renderizzazione font</text:p>
      <text:p text:style-name="P3"/>
      <text:p text:style-name="P7">inizializzazione</text:p>
      <text:p text:style-name="codice">ISE.FTFont fondo;</text:p>
      <text:p text:style-name="codice">int s = 19;</text:p>
      <text:p text:style-name="codice">fondo = new ISE.FTFont("C:\\WINDOWS\\Fonts\\arial.ttf", out s);</text:p>
      <text:p text:style-name="codice">fondo.ftRenderToTexture(12, 72/*DPI*/);</text:p>
      <text:p text:style-name="P40"/>
      <text:p text:style-name="P7">render testo</text:p>
      <text:p text:style-name="P42">fondo.ftBeginFont();</text:p>
      <text:p text:style-name="P42"><text:span text:style-name="T5">Gl.</text:span>glPushMatrix();</text:p>
      <text:p text:style-name="P42"><text:span text:style-name="T5">Gl.</text:span>glColor3f(0f, 0f, 0f); //nero</text:p>
      <text:p text:style-name="P42"><text:span text:style-name="T5">Gl.</text:span>glTranslatef(50, 50, 0); //coordinate di posizionamento</text:p>
      <text:p text:style-name="P42">fondo.ftWrite(“testo renderizzato”);</text:p>
      <text:p text:style-name="P42">fondo.ftEndFont();</text:p>
      <text:p text:style-name="P42">Gl.glPopMatrix(); //ripristino matrice</text:p>
      <text:p text:style-name="P42">Gl.glFlush();</text:p>
      <text:p text:style-name="P42">simpleOpenGlControl1.Refresh();</text:p>
      <text:p text:style-name="Standard"/>
      <text:p text:style-name="Standard">La renderizzazione del testo è utilizzata per disegnare le etichette nella soluzione “grafo” con OpenGL (senza VBO).</text:p>
      <text:p text:style-name="Standard"/>
      <text:p text:style-name="P3">Altri esempi</text:p>
      <text:p text:style-name="Standard">- Aprire e analizzare la soluzione “taotest”, sono implementate funzioni di base per l'utilizzo delle librerie. (figura a lato)</text:p>
      <text:p text:style-name="Standard">- Aprire e analizzare la soluzione “grafo”, dove sono messe a confronto le diverse modalità di disegno di un grafo.</text:p>
      <text:p text:style-name="Standard"/>
      <text:h text:style-name="Heading_20_2" text:outline-level="2">NOTE sull'UTILIZZO DI VBO (Vertex Buffer Objects)</text:h>
      <text:p text:style-name="Standard">Nell'utilizzo con VBO, vengono sfruttata l'accelerazione video di GCPU e VRAM garantendo prestazioni più elevate di una normale comunicazione RAM &lt;-&gt; CPU e chiamata a primitive video.</text:p>
      <text:p text:style-name="Standard"/>
      <text:p text:style-name="Standard"/>
      <text:p text:style-name="Standard">Il funzionamento di VBO è il seguente: </text:p>
      <text:list text:style-name="L2">
        <text:list-item>
          <text:p text:style-name="P25">Si crea un buffer di nome <text:span text:style-name="T5">B </text:span><text:span text:style-name="T7">con </text:span><text:span text:style-name="T3">glGenBuffers(...)</text:span><text:span text:style-name="T7"> e si attiva </text:span><text:span text:style-name="T3">glBindBuffer(...)</text:span></text:p>
        </text:list-item>
        <text:list-item>
          <text:p text:style-name="P25"><text:span text:style-name="T7">Si </text:span>copiano in memoria le coordinate consecutive degli elementi nel buffer B con <text:span text:style-name="T2">glBufferData</text:span><text:span text:style-name="T10">(...).</text:span></text:p>
        </text:list-item>
        <text:list-item>
          <text:p text:style-name="P25">Per ridisegnare:</text:p>
        </text:list-item>
        <text:list-item>
          <text:p text:style-name="P25">caricare la matrice identità e trasformazioni, impostare colore <text:span text:style-name="T2">GlColor</text:span></text:p>
        </text:list-item>
        <text:list-item>
          <text:p text:style-name="P25">associare il buffer B <text:span text:style-name="T2">GlBindBuffer([...] B)</text:span>,</text:p>
        </text:list-item>
        <text:list-item>
          <text:p text:style-name="P25">impostare il tipo di elemento che usa le coordinate (es: glEnable(Gl.GL_VERTEX_ARRAY) )</text:p>
        </text:list-item>
        <text:list-item>
          <text:p text:style-name="P25">impostare quanti punti dare ad ogni primitiva (2 in questo caso di linee) e da che punto.<text:line-break/>Gl.glVertexPointer(2, Gl.GL_INT, 0, (IntPtr)0);</text:p>
        </text:list-item>
        <text:list-item>
          <text:p text:style-name="P25">flush buffer <text:span text:style-name="T2">glFlush()</text:span></text:p>
        </text:list-item>
        <text:list-item>
          <text:p text:style-name="P33">Refresh controllo OpenGlControl1 del form</text:p>
        </text:list-item>
      </text:list>
      <text:p text:style-name="Standard"><text:line-break/>Non tutte le schede video supportano il sistema OpenGL VBO, o lo supportano con basse prestazioni, privilegiando altre tecnologie di rendering e buffering.</text:p>
      <text:p text:style-name="Standard"/>
      <text:h text:style-name="Heading_20_2" text:outline-level="2"/>
      <text:h text:style-name="P10" text:outline-level="2">Preparazione e svolgimento dei test</text:h>
      <text:p text:style-name="Standard"/>
      <text:p text:style-name="Standard"><text:span text:style-name="T5">Creazione grafo</text:span>:</text:p>
      <text:p text:style-name="Standard">il grafo viene creato e tenuto in memoria con il numero di nodi N e grado M specificato, connettendo ogni nodo agli M nodi più vicini.</text:p>
      <text:p text:style-name="Standard"/>
      <text:p text:style-name="Standard">Il <text:span text:style-name="T5">disegno del grafo</text:span> avviene leggendo dalla memoria e chiamando le primitive di disegno, senza operazioni aggiuntive che compromettano la misurazione dei tempi.</text:p>
      <text:p text:style-name="Standard">Per ogni modalità si misurano le prestazioni con e senza disegno dei vertici ed etichette.</text:p>
      <text:p text:style-name="Standard">Modalità di disegno grafo</text:p>
      <text:list text:style-name="L3">
        <text:list-item>
          <text:p text:style-name="P34"><text:span text:style-name="T5">PictureBox</text:span> (<text:span text:style-name="T5">Graphics</text:span>). Carico matrice identità, scala e traslazione. Per ogni nodo: DrawEllipse(), DrawString() e quindi M DrawLine() per gli archi fuoriuscenti dal nodo.</text:p>
        </text:list-item>
        <text:list-item>
          <text:p text:style-name="P34"><text:span text:style-name="T5">OpenGL senza VBO</text:span>. Carico matrice identità, scala e traslazione. Gl.glColor3f, Gl.glBegin(Gl.GL_POINTS), quindi per ogni nodo:Gl.glVertex2i(), alla fine dei nodi.Gl.glEnd. Etichette: renderizzazione font con classe <text:span text:style-name="T2">FreeType</text:span>[2]). Per ogni arco fuoriuscente (nuovo ciclo sui nodi successivo): Gl.glBegin(Gl.GL_LINES); Gl.glVertex2i();Gl.glVertex2i(); [M volte]; <text:s/>Gl.glEnd(); Refresh controllo</text:p>
        </text:list-item>
        <text:list-item>
          <text:p text:style-name="P34"><text:span text:style-name="T5">OpenGL con VBO. </text:span><text:span text:style-name="T7">In questo caso occorre una procedura iniziale di startup, nella quale si copiano in memoria video i nodi e vertici del grafo, per poi rileggerli molto più velocemente. (vedi sezione “NOTE sull'UTILIZZO DI VBO”)</text:span></text:p>
          <text:p text:style-name="P34"><text:span text:style-name="T7">Procedura di </text:span><text:span text:style-name="T5">startup</text:span><text:span text:style-name="T7">: ciclo su nodi e vertici e copia coordinate in memoria video<text:line-break/>Procedura di </text:span><text:span text:style-name="T5">disegno</text:span><text:span text:style-name="T7">: Carico matrice identità, scala e traslazione corrente (impostata dalle operazione di traslazione, pan e zoom). Abilito lettura da memoria video Gl.glBindBuffer(), imposto colore rosso, leggo e disegno archi dalla memoria video (GCPU &lt;-&gt; VRAM, senza trasferimenti <text:s text:c="2"/>con <text:s/>RAM e utilizzo CPU), imposto colore nodi, <text:s/>leggo e disegno nodi dalla memoria video.</text:span></text:p>
        </text:list-item>
      </text:list>
      <text:p text:style-name="Standard"/>
      <text:h text:style-name="Heading_20_2" text:outline-level="2"/>
      <text:h text:style-name="P10" text:outline-level="2">Breve guida all'utilizzo dell'ambiente di test (soluzione C#)</text:h>
      <text:p text:style-name="Standard"/>
      <text:p text:style-name="Standard"><draw:frame draw:style-name="fr1" draw:name="immagini1" text:anchor-type="paragraph" svg:width="16.999cm" svg:height="11.305cm" draw:z-index="5"><draw:image xlink:href="Pictures/2000000700006C6800004819E6AD7773.svm" xlink:type="simple" xlink:show="embed" xlink:actuate="onLoad"/></draw:frame>E' stato creata un'applicazione di gestione e testing per grafi. Di seguito brevi istruzioni all'uso.<text:line-break/>Per creare un grafo e caricarlo in memoria: caricarlo da un file txt precedentemente salvato oppure cliccare su <text:span text:style-name="T5">creaGrafo()</text:span> specificando numero vertici e grado. Creare un grafo con “archi e nodi vicini” con molti nodi richiede tempi molto lunghi.</text:p>
      <text:p text:style-name="Standard">Cliccando su <text:span text:style-name="T5">Disegna</text:span>, verrà disegnato il grafo (correntemente in memoria) in una delle 3 modalità selezionate sotto con eventualmente nodi e etichette (caselle di spunta a lato).</text:p>
      <text:p text:style-name="Standard">Il disegno “TAO con VBO” richiede la procedura di <text:span text:style-name="T5">STARTUP</text:span>.</text:p>
      <text:p text:style-name="Standard">Nella textbox a sinistra il log delle operazioni e tempi di disegno.</text:p>
      <text:p text:style-name="Standard"/>
      <text:p text:style-name="P3"><draw:frame draw:style-name="fr2" draw:name="immagini2" text:anchor-type="paragraph" svg:x="10.848cm" svg:y="0.466cm" svg:width="6.045cm" svg:height="4.039cm" draw:z-index="0"><draw:image xlink:href="Pictures/200000070000179D00000FC7D4CE69F4.svm" xlink:type="simple" xlink:show="embed" xlink:actuate="onLoad"/></draw:frame>NAVIGAZIONE / ESPLORAZIONE GRAFO</text:p>
      <text:p text:style-name="Standard">Se una delle 2 modalità OpenGL è selezionata (grafo disegnato in controllo in alto), è possibile esplorare il grafo con i comandi:</text:p>
      <text:p text:style-name="Standard"><text:span text:style-name="T5">TRASLAZIONE</text:span>: attraverso bottoni “TRASLA” con offset specificato</text:p>
      <text:p text:style-name="Standard"><text:span text:style-name="T5">PAN</text:span>: trascinando il mouse e rilasciandolo. Spuntare “PAN immediato” per effettuare un ridisegno continuamente (se la procedura di ridisegno richiede poco tempo, ad es. se la scheda supporta VBO).</text:p>
      <text:p text:style-name="Standard"><text:span text:style-name="T5">ZOOM</text:span>: usare i controlli in “ZOOM” o la <text:span text:style-name="T5">rotellina</text:span> del mouse (la vista verrà centrata sul puntatore)</text:p>
      <text:p text:style-name="Standard">Cliccare su “Reset Vista” per reimpostare zoom, traslazione di default.</text:p>
      <text:p text:style-name="Standard"/>
      <text:p text:style-name="P3">ALTRI TEST</text:p>
      <text:p text:style-name="Text_20_body">Utilizzare la soluzione “taotest” per testare le prestazioni di VBO nella propria configurazione con il disegno di poligoni (e analizzare i sorgenti per capire il funzionamento).</text:p>
      <text:p text:style-name="Text_20_body"/>
      <text:p text:style-name="Text_20_body"><draw:frame draw:style-name="fr1" draw:name="immagini3" text:anchor-type="paragraph" svg:width="16.999cm" svg:height="15.383cm" draw:z-index="7"><draw:image xlink:href="Pictures/200000070000463100003F86129CA9AF.svm" xlink:type="simple" xlink:show="embed" xlink:actuate="onLoad"/></draw:frame></text:p>
      <text:h text:style-name="P10" text:outline-level="2">Risultati dei test</text:h>
      <text:p text:style-name="Standard">Grafo 1: <text:span text:style-name="T7"><text:s/></text:span><text:span text:style-name="T5">100k</text:span><text:span text:style-name="T7"> nodi - <text:s/>188,7k archi (nodi vicini)<text:line-break/>Grafo 2: <text:s/></text:span><text:span text:style-name="T5">500k</text:span><text:span text:style-name="T7"> nodi - <text:s/>940k archi casuali</text:span></text:p>
      <text:p text:style-name="Standard"/>
      <text:p text:style-name="Standard">Risultati in millisecondi (libreria interna <text:span text:style-name="T2">DateTime</text:span>). Date le caratteristiche del framework, i risultati <text:s/>sulla misurazione dei tempi sono da considerarsi attendibili con una tolleranza di qualche decina di ms, si riportano quindi i range di valori misurati in più esecuzioni.<text:line-break/>I test sono eseguiti ripulendo il codice funzioni overhead.</text:p>
      <text:p text:style-name="Standard">I conteggi <text:span text:style-name="T5">escludono</text:span> il caricamento delle matrici iniziali e inizializzazioni varie dei controlli. I conteggi includono funzioni di inizializzazione delle primitive grafiche (<text:span text:style-name="T2">glBegin</text:span> <text:span text:style-name="T2">GlEnd</text:span>), <text:span text:style-name="T2">glFlush</text:span>() e <text:span text:style-name="T2">refresh</text:span>() sul controllo.</text:p>
      <text:p text:style-name="Standard">Nel caso della misurazione con OpenGL, in alcune configurazioni i tempi stampati a video sono discordanti con i tempi effettivi per la visualizzazione <text:s/>(probabilmente dovuti a imprecisioni nei drivers / NET framework), in questi casi si sono misurati i tempi <text:span text:style-name="T5">effettivi</text:span> di visualizzazione.<text:line-break/><text:line-break/><text:span text:style-name="T8">AMBIENTE A (sistema portatile)<text:line-break/></text:span><text:span text:style-name="T5"><text:line-break/></text:span><text:span text:style-name="T7">notebook HP dv 8000. CPU: Turion 64 (1600Mhz), RAM 512 Mb, SCHEDA VIDEO ATI mobility radeon Xpress 200M <text:s/>(processore grafico ATI X300 300/400Mhz, 128Mb – driver catalyst). La scheda video non supporta VBO, ma grazie al driver catalyst ne esegue tuttavia le istruzioni (con un evidente</text:span><text:span text:style-name="T9"> calo di prestazioni </text:span><text:span text:style-name="T7">rispetto alla chiamata di primitive OpenGL da CPU e RAM.<text:line-break/><text:line-break/>Grafo 1: </text:span><text:span text:style-name="T5">100k</text:span><text:span text:style-name="T7"> nodi - <text:s/>188,7k archi (nodi vicini)</text:span></text:p>
      <text:p text:style-name="P4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1">Solo archi</text:p>
          </table:table-cell>
          <table:table-cell table:style-name="Tabella1.A1" office:value-type="string">
            <text:p text:style-name="P11">Archi e nodi (points)</text:p>
          </table:table-cell>
          <table:table-cell table:style-name="Tabella1.D1" office:value-type="string">
            <text:p text:style-name="P13">Archi, nodi e etichette</text:p>
          </table:table-cell>
        </table:table-row>
        <table:table-row>
          <table:table-cell table:style-name="Tabella1.A2" office:value-type="string">
            <text:p text:style-name="Table_20_Contents">1) Picture Box</text:p>
          </table:table-cell>
          <table:table-cell table:style-name="Tabella1.A2" office:value-type="string">
            <text:p text:style-name="Table_20_Contents">609 - 625</text:p>
          </table:table-cell>
          <table:table-cell table:style-name="Tabella1.A2" office:value-type="string">
            <text:p text:style-name="Table_20_Contents">4328 - 4453</text:p>
          </table:table-cell>
          <table:table-cell table:style-name="Tabella1.D2" office:value-type="string">
            <text:p text:style-name="Table_20_Contents">6656 - 6703</text:p>
          </table:table-cell>
        </table:table-row>
        <table:table-row>
          <table:table-cell table:style-name="Tabella1.A2" office:value-type="string">
            <text:p text:style-name="Table_20_Contents">2) OpenGL senza VBO</text:p>
          </table:table-cell>
          <table:table-cell table:style-name="Tabella1.A2" office:value-type="string">
            <text:p text:style-name="Table_20_Contents">94 - 109</text:p>
          </table:table-cell>
          <table:table-cell table:style-name="Tabella1.A2" office:value-type="string">
            <text:p text:style-name="Table_20_Contents">109-125</text:p>
          </table:table-cell>
          <table:table-cell table:style-name="Tabella1.D2" office:value-type="string">
            <text:p text:style-name="Table_20_Contents">~9 sec*</text:p>
          </table:table-cell>
        </table:table-row>
        <table:table-row>
          <table:table-cell table:style-name="Tabella1.A2" office:value-type="string">
            <text:p text:style-name="Table_20_Contents">3) OpenGl <text:span text:style-name="T5">con VBO<text:line-break/></text:span><text:span text:style-name="T7">(Startup: ~160 ms)</text:span></text:p>
          </table:table-cell>
          <table:table-cell table:style-name="Tabella1.A2" office:value-type="string">
            <text:p text:style-name="Table_20_Contents">156-171<text:line-break/></text:p>
          </table:table-cell>
          <table:table-cell table:style-name="Tabella1.A2" office:value-type="string">
            <text:p text:style-name="P16">187-203</text:p>
          </table:table-cell>
          <table:table-cell table:style-name="Tabella1.D2" office:value-type="string">
            <text:p text:style-name="Table_20_Contents">n.d. **</text:p>
          </table:table-cell>
        </table:table-row>
      </table:table>
      <text:p text:style-name="Standard"><draw:frame draw:style-name="fr3" draw:name="Oggetto1" text:anchor-type="paragraph" svg:x="2.646cm" svg:y="0.69cm" svg:width="10.732cm" svg:height="9.04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G<text:span text:style-name="T7">rafo 2: </text:span><text:span text:style-name="T5">500000</text:span><text:span text:style-name="T7"> nodi - <text:s/>940000 archi casuali</text:span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1">Solo archi</text:p>
          </table:table-cell>
          <table:table-cell table:style-name="Tabella2.A1" office:value-type="string">
            <text:p text:style-name="P11">Archi e nodi</text:p>
          </table:table-cell>
          <table:table-cell table:style-name="Tabella2.D1" office:value-type="string">
            <text:p text:style-name="P13">Archi, nodi e etichette</text:p>
          </table:table-cell>
        </table:table-row>
        <table:table-row>
          <table:table-cell table:style-name="Tabella2.A2" office:value-type="string">
            <text:p text:style-name="Table_20_Contents">1) Picture Box</text:p>
          </table:table-cell>
          <table:table-cell table:style-name="Tabella2.A2" office:value-type="string">
            <text:p text:style-name="Table_20_Contents">~18 sec</text:p>
          </table:table-cell>
          <table:table-cell table:style-name="Tabella2.A2" office:value-type="string">
            <text:p text:style-name="Table_20_Contents">~36 sec</text:p>
          </table:table-cell>
          <table:table-cell table:style-name="Tabella2.D2" office:value-type="string">
            <text:p text:style-name="Table_20_Contents">~48 sec</text:p>
          </table:table-cell>
        </table:table-row>
        <table:table-row>
          <table:table-cell table:style-name="Tabella2.A2" office:value-type="string">
            <text:p text:style-name="Table_20_Contents">2) OpenGL senza VBO</text:p>
          </table:table-cell>
          <table:table-cell table:style-name="Tabella2.A2" office:value-type="string">
            <text:p text:style-name="Table_20_Contents">3234 - 3250 </text:p>
            <text:p text:style-name="Table_20_Contents"/>
          </table:table-cell>
          <table:table-cell table:style-name="Tabella2.A2" office:value-type="string">
            <text:p text:style-name="Table_20_Contents">6406 - 3422</text:p>
          </table:table-cell>
          <table:table-cell table:style-name="Tabella2.D2" office:value-type="string">
            <text:p text:style-name="Table_20_Contents">~35719 *</text:p>
          </table:table-cell>
        </table:table-row>
        <table:table-row>
          <table:table-cell table:style-name="Tabella2.A2" office:value-type="string">
            <text:p text:style-name="Table_20_Contents">3) OpenGl <text:span text:style-name="T5">con VBO<text:line-break/></text:span><text:span text:style-name="T7">(Startup: ~700 ms)</text:span></text:p>
          </table:table-cell>
          <table:table-cell table:style-name="Tabella2.A2" office:value-type="string">
            <text:p text:style-name="Table_20_Contents">~8-9 sec***</text:p>
          </table:table-cell>
          <table:table-cell table:style-name="Tabella2.A2" office:value-type="string">
            <text:p text:style-name="Table_20_Contents">9-10 sec***</text:p>
          </table:table-cell>
          <table:table-cell table:style-name="Tabella2.D2" office:value-type="string">
            <text:p text:style-name="Table_20_Contents">n.d. **</text:p>
          </table:table-cell>
        </table:table-row>
      </table:table>
      <text:p text:style-name="Standard"><text:line-break/><draw:frame draw:style-name="fr4" draw:name="Oggetto3" text:anchor-type="as-char" svg:width="15.055cm" svg:height="11.0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line-break/>* la renderizzazione è stata effettuata con libreria FreeType, con prestazioni che risultano ridotte.<text:line-break/>** VBO per texture / font non supportato attualmente dalle librerie utilizzate.</text:p>
      <text:p text:style-name="Standard">*** valore calcolato manualmente, conteggio visibilmente errato da parte del framework .NET</text:p>
      <text:p text:style-name="Standard"/>
      <text:p text:style-name="Standard"><text:span text:style-name="T2">CONSIDERAZIONI:</text:span> OpenGL costituisce sicuramente un vantaggio, però la scheda gestisce male la modalità VBO con le primitive chiamate per questo grafo.</text:p>
      <text:p text:style-name="Standard"/>
      <text:p text:style-name="Standard"><text:span text:style-name="T8">AMBIENTE B<text:line-break/></text:span><text:span text:style-name="T5"><text:line-break/></text:span><text:span text:style-name="T7">CPU: <text:s/>Pentium D 3.4 Ghz, 3,37 Gb RAM, SCHEDA VIDEO Radeon </text:span><text:span text:style-name="T5">X300</text:span><text:span text:style-name="T7"> <text:line-break/><text:line-break/>Grafo 1: </text:span><text:span text:style-name="T5">100000</text:span><text:span text:style-name="T7"> nodi - <text:s/>188700 archi (nodi vicini)</text:span></text:p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Table_20_Contents"/>
          </table:table-cell>
          <table:table-cell table:style-name="Tabella3.A1" office:value-type="string">
            <text:p text:style-name="P11">Solo archi</text:p>
          </table:table-cell>
          <table:table-cell table:style-name="Tabella3.A1" office:value-type="string">
            <text:p text:style-name="P11">Archi e nodi</text:p>
          </table:table-cell>
          <table:table-cell table:style-name="Tabella3.D1" office:value-type="string">
            <text:p text:style-name="P13">Archi, nodi e etichette</text:p>
          </table:table-cell>
        </table:table-row>
        <table:table-row>
          <table:table-cell table:style-name="Tabella3.A2" office:value-type="string">
            <text:p text:style-name="Table_20_Contents">1) Picture Box</text:p>
          </table:table-cell>
          <table:table-cell table:style-name="Tabella3.A2" office:value-type="string">
            <text:p text:style-name="P14">672</text:p>
          </table:table-cell>
          <table:table-cell table:style-name="Tabella3.A2" office:value-type="string">
            <text:p text:style-name="P15">4439 </text:p>
          </table:table-cell>
          <table:table-cell table:style-name="Tabella3.D2" office:value-type="string">
            <text:p text:style-name="P14">6189-6220</text:p>
          </table:table-cell>
        </table:table-row>
        <table:table-row>
          <table:table-cell table:style-name="Tabella3.A2" office:value-type="string">
            <text:p text:style-name="Table_20_Contents">2) OpenGL senza VBO</text:p>
          </table:table-cell>
          <table:table-cell table:style-name="Tabella3.A2" office:value-type="string">
            <text:p text:style-name="P14">31-47</text:p>
          </table:table-cell>
          <table:table-cell table:style-name="Tabella3.A2" office:value-type="string">
            <text:p text:style-name="P14">31-47</text:p>
          </table:table-cell>
          <table:table-cell table:style-name="Tabella3.D2" office:value-type="string">
            <text:p text:style-name="P14">2313-2329</text:p>
          </table:table-cell>
        </table:table-row>
        <table:table-row>
          <table:table-cell table:style-name="Tabella3.A2" office:value-type="string">
            <text:p text:style-name="Table_20_Contents">3) OpenGl <text:span text:style-name="T5">con VBO<text:line-break/></text:span><text:span text:style-name="T7">(Startup: ~60 ms)</text:span></text:p>
          </table:table-cell>
          <table:table-cell table:style-name="Tabella3.A2" office:value-type="string">
            <text:p text:style-name="P14">390-406</text:p>
          </table:table-cell>
          <table:table-cell table:style-name="Tabella3.A2" office:value-type="string">
            <text:p text:style-name="P14">500-515</text:p>
          </table:table-cell>
          <table:table-cell table:style-name="Tabella3.D2" office:value-type="string">
            <text:p text:style-name="P14">nd</text:p>
          </table:table-cell>
        </table:table-row>
      </table:table>
      <text:p text:style-name="Standard"><text:line-break/>G<text:span text:style-name="T7">rafo 2: </text:span><text:span text:style-name="T5">500000</text:span><text:span text:style-name="T7"> nodi - <text:s/></text:span><text:span text:style-name="T5">940000</text:span><text:span text:style-name="T7"> archi casuali</text:span></text:p>
      <text:p text:style-name="P4"/>
      <table:table table:name="Tabella4" table:style-name="Tabella4">
        <table:table-column table:style-name="Tabella4.A" table:number-columns-repeated="2"/>
        <table:table-column table:style-name="Tabella4.C"/>
        <table:table-column table:style-name="Tabella4.D"/>
        <table:table-row>
          <table:table-cell table:style-name="Tabella4.A1" office:value-type="string">
            <text:p text:style-name="Table_20_Contents"/>
          </table:table-cell>
          <table:table-cell table:style-name="Tabella4.A1" office:value-type="string">
            <text:p text:style-name="P11">Solo archi</text:p>
          </table:table-cell>
          <table:table-cell table:style-name="Tabella4.A1" office:value-type="string">
            <text:p text:style-name="P11">Archi e nodi</text:p>
          </table:table-cell>
          <table:table-cell table:style-name="Tabella4.D1" office:value-type="string">
            <text:p text:style-name="P13">Archi, nodi e etichette</text:p>
          </table:table-cell>
        </table:table-row>
        <table:table-row>
          <table:table-cell table:style-name="Tabella4.A2" office:value-type="string">
            <text:p text:style-name="Table_20_Contents">1) Picture Box</text:p>
          </table:table-cell>
          <table:table-cell table:style-name="Tabella4.A2" office:value-type="string">
            <text:p text:style-name="Table_20_Contents">~38sec</text:p>
          </table:table-cell>
          <table:table-cell table:style-name="Tabella4.A2" office:value-type="string">
            <text:p text:style-name="Table_20_Contents">~58sec</text:p>
          </table:table-cell>
          <table:table-cell table:style-name="Tabella4.D2" office:value-type="string">
            <text:p text:style-name="Table_20_Contents">~67sec</text:p>
          </table:table-cell>
        </table:table-row>
        <table:table-row>
          <table:table-cell table:style-name="Tabella4.A2" office:value-type="string">
            <text:p text:style-name="Table_20_Contents">2) OpenGL senza VBO</text:p>
          </table:table-cell>
          <table:table-cell table:style-name="Tabella4.A2" office:value-type="string">
            <text:p text:style-name="Table_20_Contents">7346</text:p>
          </table:table-cell>
          <table:table-cell table:style-name="Tabella4.A2" office:value-type="string">
            <text:p text:style-name="Table_20_Contents">7533 </text:p>
          </table:table-cell>
          <table:table-cell table:style-name="Tabella4.D2" office:value-type="string">
            <text:p text:style-name="Table_20_Contents">~19sec</text:p>
          </table:table-cell>
        </table:table-row>
        <table:table-row>
          <table:table-cell table:style-name="Tabella4.A2" office:value-type="string">
            <text:p text:style-name="Table_20_Contents">3) OpenGl <text:span text:style-name="T5">con VBO<text:line-break/></text:span><text:span text:style-name="T7">(Startup: ~ ms)</text:span></text:p>
          </table:table-cell>
          <table:table-cell table:style-name="Tabella4.A2" office:value-type="string">
            <text:p text:style-name="Table_20_Contents">6850</text:p>
          </table:table-cell>
          <table:table-cell table:style-name="Tabella4.A2" office:value-type="string">
            <text:p text:style-name="Table_20_Contents">6998</text:p>
          </table:table-cell>
          <table:table-cell table:style-name="Tabella4.D2" office:value-type="string">
            <text:p text:style-name="Table_20_Contents">nd</text:p>
          </table:table-cell>
        </table:table-row>
      </table:table>
      <text:p text:style-name="P4"/>
      <text:p text:style-name="P4"><draw:frame draw:style-name="fr5" draw:name="Oggetto4" text:anchor-type="paragraph" svg:width="13.266cm" svg:height="7.67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CONSIDeRAZIONI. L'ambiente B ha prestazioni che avvantaggiano VBO di poco con le primitive chiamate per questo grafo.</text:p>
      <text:p text:style-name="P4"/>
      <text:p text:style-name="Standard"><text:span text:style-name="T8">AMBIENTE C<text:line-break/></text:span><text:span text:style-name="T5"><text:line-break/></text:span><text:span text:style-name="T7">CPU: pentium 4 3,4 Ghz, RAM <text:s/>2 Gb, SCHEDA VIDEO ATI </text:span><text:span text:style-name="T5">radeon x600</text:span><text:span text:style-name="T7"> pro<text:line-break/><text:line-break/></text:span>G<text:span text:style-name="T7">rafo 2: </text:span><text:span text:style-name="T5">500000</text:span><text:span text:style-name="T7"> nodi - <text:s/></text:span><text:span text:style-name="T5">940000 </text:span><text:span text:style-name="T7"><text:s/></text:span><text:span text:style-name="T5">archi</text:span><text:span text:style-name="T7"> </text:span><text:span text:style-name="T5">casuali</text:span></text:p>
      <text:p text:style-name="P4"/>
      <table:table table:name="Tabella6" table:style-name="Tabella6">
        <table:table-column table:style-name="Tabella6.A" table:number-columns-repeated="2"/>
        <table:table-column table:style-name="Tabella6.C"/>
        <table:table-column table:style-name="Tabella6.D"/>
        <table:table-row>
          <table:table-cell table:style-name="Tabella6.A1" office:value-type="string">
            <text:p text:style-name="Table_20_Contents"/>
          </table:table-cell>
          <table:table-cell table:style-name="Tabella6.A1" office:value-type="string">
            <text:p text:style-name="P11">Solo archi</text:p>
          </table:table-cell>
          <table:table-cell table:style-name="Tabella6.A1" office:value-type="string">
            <text:p text:style-name="P11">Archi e nodi</text:p>
          </table:table-cell>
          <table:table-cell table:style-name="Tabella6.D1" office:value-type="string">
            <text:p text:style-name="P13">Archi, nodi e etichette</text:p>
          </table:table-cell>
        </table:table-row>
        <table:table-row>
          <table:table-cell table:style-name="Tabella6.A2" office:value-type="string">
            <text:p text:style-name="Table_20_Contents">1) Picture Box</text:p>
          </table:table-cell>
          <table:table-cell table:style-name="Tabella6.A2" office:value-type="string">
            <text:p text:style-name="Table_20_Contents">~38 sec</text:p>
          </table:table-cell>
          <table:table-cell table:style-name="Tabella6.A2" office:value-type="string">
            <text:p text:style-name="Table_20_Contents">~59 sec</text:p>
          </table:table-cell>
          <table:table-cell table:style-name="Tabella6.D2" office:value-type="string">
            <text:p text:style-name="Table_20_Contents">~66 sec</text:p>
          </table:table-cell>
        </table:table-row>
        <table:table-row>
          <table:table-cell table:style-name="Tabella6.A2" office:value-type="string">
            <text:p text:style-name="Table_20_Contents">2) OpenGL senza VBO</text:p>
          </table:table-cell>
          <table:table-cell table:style-name="Tabella6.A2" office:value-type="string">
            <text:p text:style-name="Table_20_Contents">2953</text:p>
          </table:table-cell>
          <table:table-cell table:style-name="Tabella6.A2" office:value-type="string">
            <text:p text:style-name="Table_20_Contents">3016 </text:p>
          </table:table-cell>
          <table:table-cell table:style-name="Tabella6.D2" office:value-type="string">
            <text:p text:style-name="Table_20_Contents">16172</text:p>
          </table:table-cell>
        </table:table-row>
        <table:table-row>
          <table:table-cell table:style-name="Tabella6.A2" office:value-type="string">
            <text:p text:style-name="Table_20_Contents">3) OpenGl <text:span text:style-name="T5">con VBO<text:line-break/></text:span><text:span text:style-name="T7">(Startup: ~ ms)</text:span></text:p>
          </table:table-cell>
          <table:table-cell table:style-name="Tabella6.A2" office:value-type="string">
            <text:p text:style-name="Table_20_Contents">468</text:p>
          </table:table-cell>
          <table:table-cell table:style-name="Tabella6.A2" office:value-type="string">
            <text:p text:style-name="Table_20_Contents">593</text:p>
          </table:table-cell>
          <table:table-cell table:style-name="Tabella6.D2" office:value-type="string">
            <text:p text:style-name="Table_20_Contents">nd</text:p>
          </table:table-cell>
        </table:table-row>
      </table:table>
      <text:p text:style-name="P4"><draw:frame draw:style-name="fr3" draw:name="Oggetto2" text:anchor-type="paragraph" svg:x="0.921cm" svg:y="0.397cm" svg:width="15.235cm" svg:height="10.14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CONSIDERAZIONI. L'incremento di prestazioni è notevole con OpenGL. VBO migliora ulteriormente i tempi.</text:p>
      <text:p text:style-name="P4"/>
      <text:h text:style-name="P22" text:outline-level="2">TEST POLIGONI</text:h>
      <text:p text:style-name="P19">Sulla soluzione “taotest” si è inserito un test di disegno di poligoni. Di seguito il codice nei due casi di disegno e la posizione delle istruzioni per la misurazione dei tempi.</text:p>
      <text:p text:style-name="P19"><text:span text:style-name="T5">Graphics</text:span><text:span text:style-name="T7">:</text:span></text:p>
      <text:p text:style-name="codice">//start conteggio</text:p>
      <text:p text:style-name="codice">for (...)</text:p>
      <text:p text:style-name="codice"><text:span text:style-name="T14">g.FillPolygon(poligBrush, points);<text:line-break/>// Pen arcpen = new Pen(Color.Black, 1); </text:span><text:span text:style-name="T14">// se vuoti</text:span></text:p>
      <text:p text:style-name="codice">//g.DrawPolygon(arcpen, points); // se vuoti</text:p>
      <text:p text:style-name="codice">g.Dispose();</text:p>
      <text:p text:style-name="codice">pictureBox_principale.Invalidate();</text:p>
      <text:p text:style-name="codice"><text:span text:style-name="T14">//end conteggio <text:s text:c="2"/></text:span><text:span text:style-name="T7"><text:s text:c="9"/></text:span></text:p>
      <text:p text:style-name="P19"><text:span text:style-name="T5">OpenGL</text:span><text:span text:style-name="T7">:</text:span></text:p>
      <text:p text:style-name="codice">//start conteggio</text:p>
      <text:p text:style-name="codice">for (...)</text:p>
      <text:p text:style-name="codice">{</text:p>
      <text:p text:style-name="codice">Gl.glBegin(Gl.GL_POLYGON);</text:p>
      <text:p text:style-name="codice">// Gl.glBegin(Gl.GL_LINE_STRIP); //se vuoti</text:p>
      <text:p text:style-name="codice">Gl.glVertex2i(points[0].X, points[0].Y);</text:p>
      <text:p text:style-name="codice">Gl.glVertex2i(points[1].X, points[1].Y);</text:p>
      <text:p text:style-name="codice">Gl.glVertex2i(points[2].X, points[2].Y);</text:p>
      <text:p text:style-name="codice">Gl.glVertex2i(points[3].X, points[3].Y);</text:p>
      <text:p text:style-name="codice">//Gl.glVertex2i(points[0].X, points[0].Y); //se vuoti (chiude poligono)</text:p>
      <text:p text:style-name="codice">Gl.glEnd();</text:p>
      <text:p text:style-name="codice">}</text:p>
      <text:p text:style-name="codice">Gl.glFlush();</text:p>
      <text:p text:style-name="codice">simpleOpenGlControl1.Refresh();</text:p>
      <text:p text:style-name="codice">//end conteggio</text:p>
      <text:p text:style-name="Standard"/>
      <text:p text:style-name="P19"><text:span text:style-name="T7"/></text:p>
      <text:p text:style-name="P19"><text:span text:style-name="T7">Test effettuati sulla configurazione </text:span><text:span text:style-name="T5">A:</text:span></text:p>
      <text:p text:style-name="P20"><text:span text:style-name="T5">test1) </text:span><text:span text:style-name="T13">rettangoli</text:span><text:span text:style-name="T12"> (coprenti interamente la superficie di disegno): </text:span><text:span text:style-name="T13">590x250</text:span><text:span text:style-name="T12"> pixel</text:span><text:span text:style-name="T13">.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table:number-columns-spanned="5" office:value-type="string">
            <text:p text:style-name="P12">Tempi di disegno (m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2" office:value-type="string">
            <text:p text:style-name="P11"/>
          </table:table-cell>
          <table:table-cell table:style-name="Tabella7.B2" table:number-columns-spanned="2" office:value-type="string">
            <text:p text:style-name="P12">Pol. Vuoto</text:p>
          </table:table-cell>
          <table:covered-table-cell/>
          <table:table-cell table:style-name="Tabella7.D2" table:number-columns-spanned="2" office:value-type="string">
            <text:p text:style-name="P12"><text:span text:style-name="T5">Pol.</text:span>Pieno</text:p>
          </table:table-cell>
          <table:covered-table-cell/>
        </table:table-row>
        <table:table-row>
          <table:table-cell table:style-name="Tabella7.A2" office:value-type="string">
            <text:p text:style-name="P11">Numero poligoni</text:p>
          </table:table-cell>
          <table:table-cell table:style-name="Tabella7.B2" office:value-type="string">
            <text:p text:style-name="P12">Graphics</text:p>
          </table:table-cell>
          <table:table-cell table:style-name="Tabella7.B2" office:value-type="string">
            <text:p text:style-name="P12">OpenGL</text:p>
          </table:table-cell>
          <table:table-cell table:style-name="Tabella7.D3" office:value-type="string">
            <text:p text:style-name="P12">Graphics</text:p>
          </table:table-cell>
          <table:table-cell table:style-name="Tabella7.D2" office:value-type="string">
            <text:p text:style-name="P12">OpenGL</text:p>
          </table:table-cell>
        </table:table-row>
        <table:table-row>
          <table:table-cell table:style-name="Tabella7.A2" office:value-type="string">
            <text:p text:style-name="Standard">10.000</text:p>
          </table:table-cell>
          <table:table-cell table:style-name="Tabella7.A2" office:value-type="string">
            <text:p text:style-name="P17">453-468</text:p>
          </table:table-cell>
          <table:table-cell table:style-name="Tabella7.A2" office:value-type="string">
            <text:p text:style-name="P17">31-46</text:p>
          </table:table-cell>
          <table:table-cell table:style-name="Tabella7.A2" office:value-type="string">
            <text:p text:style-name="P17">4812</text:p>
          </table:table-cell>
          <table:table-cell table:style-name="Tabella7.E4" office:value-type="string">
            <text:p text:style-name="P17">2843*</text:p>
          </table:table-cell>
        </table:table-row>
        <table:table-row>
          <table:table-cell table:style-name="Tabella7.A2" office:value-type="string">
            <text:p text:style-name="Standard">25.000</text:p>
          </table:table-cell>
          <table:table-cell table:style-name="Tabella7.A2" office:value-type="string">
            <text:p text:style-name="P17">1171-1218</text:p>
          </table:table-cell>
          <table:table-cell table:style-name="Tabella7.A2" office:value-type="string">
            <text:p text:style-name="P17">109</text:p>
          </table:table-cell>
          <table:table-cell table:style-name="Tabella7.A2" office:value-type="string">
            <text:p text:style-name="P17">12203</text:p>
          </table:table-cell>
          <table:table-cell table:style-name="Tabella7.E4" office:value-type="string">
            <text:p text:style-name="P17">6656*</text:p>
          </table:table-cell>
        </table:table-row>
        <table:table-row>
          <table:table-cell table:style-name="Tabella7.A2" office:value-type="string">
            <text:p text:style-name="Standard">50.000</text:p>
          </table:table-cell>
          <table:table-cell table:style-name="Tabella7.A2" office:value-type="string">
            <text:p text:style-name="P17">2375</text:p>
          </table:table-cell>
          <table:table-cell table:style-name="Tabella7.A2" office:value-type="string">
            <text:p text:style-name="P17">203</text:p>
          </table:table-cell>
          <table:table-cell table:style-name="Tabella7.A2" office:value-type="string">
            <text:p text:style-name="P17">24656</text:p>
          </table:table-cell>
          <table:table-cell table:style-name="Tabella7.E4" office:value-type="string">
            <text:p text:style-name="P17">12580</text:p>
          </table:table-cell>
        </table:table-row>
        <table:table-row>
          <table:table-cell table:style-name="Tabella7.A2" office:value-type="string">
            <text:p text:style-name="Standard">100.000</text:p>
          </table:table-cell>
          <table:table-cell table:style-name="Tabella7.A2" office:value-type="string">
            <text:p text:style-name="P17">4750</text:p>
          </table:table-cell>
          <table:table-cell table:style-name="Tabella7.A2" office:value-type="string">
            <text:p text:style-name="P17">515</text:p>
          </table:table-cell>
          <table:table-cell table:style-name="Tabella7.D7" office:value-type="string">
            <text:p text:style-name="P17">49620</text:p>
          </table:table-cell>
          <table:table-cell table:style-name="Tabella7.E7" office:value-type="string">
            <text:p text:style-name="P17">25625</text:p>
          </table:table-cell>
        </table:table-row>
        <table:table-row>
          <table:table-cell table:style-name="Tabella7.A8" office:value-type="string">
            <text:p text:style-name="Standard">500.000</text:p>
          </table:table-cell>
          <table:table-cell table:style-name="Tabella7.A8" office:value-type="string">
            <text:p text:style-name="P17">24300</text:p>
          </table:table-cell>
          <table:table-cell table:style-name="Tabella7.A8" office:value-type="string">
            <text:p text:style-name="P17">3203</text:p>
          </table:table-cell>
          <table:table-cell table:style-name="Tabella7.A8" office:value-type="string">
            <text:p text:style-name="P17">248400</text:p>
          </table:table-cell>
          <table:table-cell table:style-name="Tabella7.E8" office:value-type="string">
            <text:p text:style-name="P17">128456</text:p>
          </table:table-cell>
        </table:table-row>
        <table:table-row>
          <table:table-cell table:style-name="Tabella7.A2" office:value-type="string">
            <text:p text:style-name="Standard">1.000.000</text:p>
          </table:table-cell>
          <table:table-cell table:style-name="Tabella7.A2" office:value-type="string">
            <text:p text:style-name="P17">nd</text:p>
          </table:table-cell>
          <table:table-cell table:style-name="Tabella7.A2" office:value-type="string">
            <text:p text:style-name="P17">6656</text:p>
          </table:table-cell>
          <table:table-cell table:style-name="Tabella7.A2" office:value-type="string">
            <text:p text:style-name="P17">nd</text:p>
          </table:table-cell>
          <table:table-cell table:style-name="Tabella7.E4" office:value-type="string">
            <text:p text:style-name="P17">nd</text:p>
          </table:table-cell>
        </table:table-row>
        <table:table-row>
          <table:table-cell table:style-name="Tabella7.A2" office:value-type="string">
            <text:p text:style-name="Standard">5.000.000</text:p>
          </table:table-cell>
          <table:table-cell table:style-name="Tabella7.A2" office:value-type="string">
            <text:p text:style-name="P17">nd</text:p>
          </table:table-cell>
          <table:table-cell table:style-name="Tabella7.A2" office:value-type="string">
            <text:p text:style-name="P17">34000</text:p>
          </table:table-cell>
          <table:table-cell table:style-name="Tabella7.A2" office:value-type="string">
            <text:p text:style-name="P17">nd</text:p>
          </table:table-cell>
          <table:table-cell table:style-name="Tabella7.E4" office:value-type="string">
            <text:p text:style-name="P17">nd</text:p>
          </table:table-cell>
        </table:table-row>
      </table:table>
      <text:p text:style-name="P19">* misurati con tasto “stop”. La chiamata “end conteggio” non ha dato valori coerenti con i risultati mostrati visivamente.</text:p>
      <text:p text:style-name="P19">CONSIDERAZIONI: </text:p>
      <text:p text:style-name="P19">I tempi crescono ovviamente in modo lineare con l'aumentare del numero di poligoni </text:p>
      <text:p text:style-name="P19">Disegnando poligoni grandi come l'area di disegno (rettangoli <text:span text:style-name="T5">590x250):</text:span></text:p>
      <text:p text:style-name="P19"><text:span text:style-name="T5">poligoni vuoti: </text:span><text:span text:style-name="T7">Graphics <text:s/>impiega circa </text:span><text:span text:style-name="T6">7,58</text:span><text:span text:style-name="T7"> volte il tempo di </text:span>OpenGL </text:p>
      <text:p text:style-name="P19"><text:span text:style-name="T5">poligoni pieni: </text:span><text:span text:style-name="T7">Graphics <text:s/>impiega circa </text:span><text:span text:style-name="T5">2</text:span><text:span text:style-name="T7"> volte il tempo di </text:span>OpenGL </text:p>
      <text:p text:style-name="P19"/>
      <text:p text:style-name="P20"><text:span text:style-name="T5">test2) </text:span><text:span text:style-name="T13">rettangoli</text:span><text:span text:style-name="T12"> : </text:span><text:span text:style-name="T13">20x20</text:span><text:span text:style-name="T12"> pixel</text:span><text:span text:style-name="T13">.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table:number-columns-spanned="5" office:value-type="string">
            <text:p text:style-name="P12">Tempi di disegno (m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8.A2" office:value-type="string">
            <text:p text:style-name="P11"/>
          </table:table-cell>
          <table:table-cell table:style-name="Tabella8.B2" table:number-columns-spanned="2" office:value-type="string">
            <text:p text:style-name="P12">Pol. Vuoto</text:p>
          </table:table-cell>
          <table:covered-table-cell/>
          <table:table-cell table:style-name="Tabella8.D2" table:number-columns-spanned="2" office:value-type="string">
            <text:p text:style-name="P12"><text:span text:style-name="T5">Pol.</text:span>Pieno</text:p>
          </table:table-cell>
          <table:covered-table-cell/>
        </table:table-row>
        <table:table-row>
          <table:table-cell table:style-name="Tabella8.A2" office:value-type="string">
            <text:p text:style-name="P11">Numero poligoni</text:p>
          </table:table-cell>
          <table:table-cell table:style-name="Tabella8.B2" office:value-type="string">
            <text:p text:style-name="P12">Graphics</text:p>
          </table:table-cell>
          <table:table-cell table:style-name="Tabella8.B2" office:value-type="string">
            <text:p text:style-name="P12">OpenGL</text:p>
          </table:table-cell>
          <table:table-cell table:style-name="Tabella8.D3" office:value-type="string">
            <text:p text:style-name="P12">Graphics</text:p>
          </table:table-cell>
          <table:table-cell table:style-name="Tabella8.D2" office:value-type="string">
            <text:p text:style-name="P12">OpenGL</text:p>
          </table:table-cell>
        </table:table-row>
        <table:table-row>
          <table:table-cell table:style-name="Tabella8.A2" office:value-type="string">
            <text:p text:style-name="Standard">10.000</text:p>
          </table:table-cell>
          <table:table-cell table:style-name="Tabella8.A2" office:value-type="string">
            <text:p text:style-name="P17"/>
          </table:table-cell>
          <table:table-cell table:style-name="Tabella8.A2" office:value-type="string">
            <text:p text:style-name="P17"/>
          </table:table-cell>
          <table:table-cell table:style-name="Tabella8.A2" office:value-type="string">
            <text:p text:style-name="P17"/>
          </table:table-cell>
          <table:table-cell table:style-name="Tabella8.E4" office:value-type="string">
            <text:p text:style-name="P17"/>
          </table:table-cell>
        </table:table-row>
        <table:table-row>
          <table:table-cell table:style-name="Tabella8.A2" office:value-type="string">
            <text:p text:style-name="Standard">25.000</text:p>
          </table:table-cell>
          <table:table-cell table:style-name="Tabella8.A2" office:value-type="string">
            <text:p text:style-name="P17">218-234</text:p>
          </table:table-cell>
          <table:table-cell table:style-name="Tabella8.A2" office:value-type="string">
            <text:p text:style-name="P17">109</text:p>
          </table:table-cell>
          <table:table-cell table:style-name="Tabella8.A2" office:value-type="string">
            <text:p text:style-name="P17">187-203</text:p>
          </table:table-cell>
          <table:table-cell table:style-name="Tabella8.E4" office:value-type="string">
            <text:p text:style-name="P17">78-93</text:p>
          </table:table-cell>
        </table:table-row>
        <table:table-row>
          <table:table-cell table:style-name="Tabella8.A2" office:value-type="string">
            <text:p text:style-name="Standard">50.000</text:p>
          </table:table-cell>
          <table:table-cell table:style-name="Tabella8.A2" office:value-type="string">
            <text:p text:style-name="P17"/>
          </table:table-cell>
          <table:table-cell table:style-name="Tabella8.A2" office:value-type="string">
            <text:p text:style-name="P17"/>
          </table:table-cell>
          <table:table-cell table:style-name="Tabella8.A2" office:value-type="string">
            <text:p text:style-name="P17"/>
          </table:table-cell>
          <table:table-cell table:style-name="Tabella8.E4" office:value-type="string">
            <text:p text:style-name="P17"/>
          </table:table-cell>
        </table:table-row>
        <table:table-row>
          <table:table-cell table:style-name="Tabella8.A7" office:value-type="string">
            <text:p text:style-name="Standard">100.000</text:p>
          </table:table-cell>
          <table:table-cell table:style-name="Tabella8.A7" office:value-type="string">
            <text:p text:style-name="P17">890</text:p>
          </table:table-cell>
          <table:table-cell table:style-name="Tabella8.A7" office:value-type="string">
            <text:p text:style-name="P17">437</text:p>
          </table:table-cell>
          <table:table-cell table:style-name="Tabella8.A7" office:value-type="string">
            <text:p text:style-name="P17">781</text:p>
          </table:table-cell>
          <table:table-cell table:style-name="Tabella8.E7" office:value-type="string">
            <text:p text:style-name="P17">437</text:p>
          </table:table-cell>
        </table:table-row>
        <table:table-row>
          <table:table-cell table:style-name="Tabella8.A8" office:value-type="string">
            <text:p text:style-name="Standard">500.000</text:p>
          </table:table-cell>
          <table:table-cell table:style-name="Tabella8.A8" office:value-type="string">
            <text:p text:style-name="P17">4515</text:p>
          </table:table-cell>
          <table:table-cell table:style-name="Tabella8.A8" office:value-type="string">
            <text:p text:style-name="P17">2203</text:p>
          </table:table-cell>
          <table:table-cell table:style-name="Tabella8.A8" office:value-type="string">
            <text:p text:style-name="P17">3921</text:p>
          </table:table-cell>
          <table:table-cell table:style-name="Tabella8.E8" office:value-type="string">
            <text:p text:style-name="P17">1781</text:p>
          </table:table-cell>
        </table:table-row>
        <table:table-row>
          <table:table-cell table:style-name="Tabella8.A2" office:value-type="string">
            <text:p text:style-name="Standard">1.000.000</text:p>
          </table:table-cell>
          <table:table-cell table:style-name="Tabella8.A7" office:value-type="string">
            <text:p text:style-name="P17">9109</text:p>
          </table:table-cell>
          <table:table-cell table:style-name="Tabella8.A7" office:value-type="string">
            <text:p text:style-name="P17">4406</text:p>
          </table:table-cell>
          <table:table-cell table:style-name="Tabella8.A7" office:value-type="string">
            <text:p text:style-name="P17">7734</text:p>
          </table:table-cell>
          <table:table-cell table:style-name="Tabella8.E7" office:value-type="string">
            <text:p text:style-name="P17">4375</text:p>
          </table:table-cell>
        </table:table-row>
        <table:table-row>
          <table:table-cell table:style-name="Tabella8.A2" office:value-type="string">
            <text:p text:style-name="Standard">5.000.000</text:p>
          </table:table-cell>
          <table:table-cell table:style-name="Tabella8.B10" office:value-type="string">
            <text:p text:style-name="P17">45968</text:p>
          </table:table-cell>
          <table:table-cell table:style-name="Tabella8.B10" office:value-type="string">
            <text:p text:style-name="P17">22140</text:p>
          </table:table-cell>
          <table:table-cell table:style-name="Tabella8.B10" office:value-type="string">
            <text:p text:style-name="P17">39930</text:p>
          </table:table-cell>
          <table:table-cell table:style-name="Tabella8.E10" office:value-type="string">
            <text:p text:style-name="P17">17906</text:p>
          </table:table-cell>
        </table:table-row>
      </table:table>
      <text:p text:style-name="P19">* misurati con tasto “stop”. La chiamata “end conteggio” non ha dato valori coerenti con i risultati mostrati visivamente.</text:p>
      <text:p text:style-name="P19">CONSIDERAZIONI: Disegnando poligoni grandi 20x20pixel<text:span text:style-name="T5">:</text:span></text:p>
      <text:p text:style-name="P19"><text:span text:style-name="T5">poligoni vuoti: </text:span><text:span text:style-name="T7">Graphics <text:s/>impiega circa </text:span><text:span text:style-name="T6">2</text:span><text:span text:style-name="T7"> volte il tempo di </text:span>OpenGL </text:p>
      <text:p text:style-name="P19"><text:span text:style-name="T5">poligoni pieni: </text:span><text:span text:style-name="T7">Graphics <text:s/>impiega circa <text:s/></text:span><text:span text:style-name="T5">2,2</text:span><text:span text:style-name="T7"> volte il tempo di </text:span>OpenGL </text:p>
      <text:p text:style-name="P19"/>
      <text:p text:style-name="Text_20_body"><text:span text:style-name="T5">CONSIDERAZIONI PER ENTRAMBI I TEST</text:span><text:span text:style-name="T7"> </text:span></text:p>
      <text:p text:style-name="P19">OpenGL ha sempre prestazioni migliori delle Graphics.</text:p>
      <text:p text:style-name="Text_20_body"><text:span text:style-name="T7">Per i rettangoli </text:span><text:span text:style-name="T5">pieni</text:span><text:span text:style-name="T7">, il rapporto tra le prestazioni Graphics / OpenGL è circa indipendente dalle dimensioni del rettangolo.</text:span></text:p>
      <text:p text:style-name="Text_20_body"><text:span text:style-name="T7">Per i rettangoli </text:span><text:span text:style-name="T5">vuoti</text:span><text:span text:style-name="T7">: Graphics ha scadenti prestazioni con rettangoli grandi. Impiega </text:span><text:span text:style-name="T5">7</text:span><text:span text:style-name="T7"> volte i tempi di OpenGL per disegnare il rettangolo </text:span><text:span text:style-name="T5">grande</text:span><text:span text:style-name="T7">, mentre con rettangoli </text:span><text:span text:style-name="T5">piccoli</text:span><text:span text:style-name="T7"> impiega solo </text:span><text:span text:style-name="T5">2</text:span><text:span text:style-name="T7"> volte i tempi di OpenGL.</text:span></text:p>
      <text:p text:style-name="Text_20_body"><text:span text:style-name="T7">Questo indica che disegnare poligoni grandi </text:span><text:span text:style-name="T9">vuoti</text:span><text:span text:style-name="T7"> con Grapics è <text:s/>sconveniente (l'istruzione </text:span><text:span text:style-name="T4">DrawPolygon</text:span><text:span text:style-name="T7">(con </text:span><text:span text:style-name="T3">Pen</text:span><text:span text:style-name="T7"> di dimensione 1) è </text:span><text:span text:style-name="T5">poco performante</text:span><text:span text:style-name="T7"> in relazione agli altri risultati).</text:span></text:p>
      <text:p text:style-name="P19">Nel grafico: il rapporti tra le coppie di colonne (Graphics / OpenGL) è sempre circa 2 tranne che nel secondo gruppo (cioè nel disegno di un rettangolo grande e vuoto).</text:p>
      <text:p text:style-name="P19"><draw:frame draw:style-name="fr3" draw:name="Oggetto5" text:anchor-type="paragraph" svg:x="0.21cm" svg:y="0.46cm" svg:width="17cm" svg:height="8.52cm" draw:z-index="6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/>
      <text:h text:style-name="Heading_20_2" text:outline-level="2">TEST DISEGNO NODI GRAFO</text:h>
      <text:p text:style-name="Text_20_body">Si sono testate le prestazioni di disegno di poligoni con n-lati (disposti a formare un cerchio), nella configurazione <text:span text:style-name="T5">A. </text:span><text:span text:style-name="T7">Inserendo la funzionalità nella soluzione “grafo” (generare il grafo e spuntare solo “ngoni” specificando numero di lati accanto).</text:span></text:p>
      <text:p text:style-name="P19">Istruzioni utilizzate per le due modalità di disegno:</text:p>
      <text:p text:style-name="Text_20_body">Per <text:span text:style-name="T5">Graphics</text:span>: <text:span text:style-name="T2">DrawEllipse()</text:span><text:span text:style-name="T10"> di raggio 5.</text:span></text:p>
      <text:p text:style-name="Text_20_body">Per <text:span text:style-name="T5">OpenGL</text:span>: <text:span text:style-name="T2">GlBegin</text:span>(GL_POLYGON) e quindi <text:span text:style-name="T2">GlVertex</text:span> nelle N (variabile) coordinate dei lati costituenti il perimetro di un cerchio di raggio 5.</text:p>
      <text:p text:style-name="Text_20_body">Costruito un grafo di 500k nodi e disegnati SOLO i nodi: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/>
          </table:table-cell>
          <table:table-cell table:style-name="Tabella5.B1" office:value-type="string">
            <text:p text:style-name="P11">Tempi (ms)</text:p>
          </table:table-cell>
        </table:table-row>
        <table:table-row>
          <table:table-cell table:style-name="Tabella5.A2" office:value-type="string">
            <text:p text:style-name="P11">Graphics - DrawEllipse()</text:p>
          </table:table-cell>
          <table:table-cell table:style-name="Tabella5.B2" office:value-type="string">
            <text:p text:style-name="Table_20_Contents">19172 - 19312</text:p>
          </table:table-cell>
        </table:table-row>
        <table:table-row>
          <table:table-cell table:style-name="Tabella5.A2" office:value-type="string">
            <text:p text:style-name="P11">OpenGL nodi seplici (points)</text:p>
          </table:table-cell>
          <table:table-cell table:style-name="Tabella5.B2" office:value-type="string">
            <text:p text:style-name="Table_20_Contents">328</text:p>
          </table:table-cell>
        </table:table-row>
        <table:table-row>
          <table:table-cell table:style-name="Tabella5.A2" office:value-type="string">
            <text:p text:style-name="P11">OpenGL 20-gono</text:p>
          </table:table-cell>
          <table:table-cell table:style-name="Tabella5.B2" office:value-type="string">
            <text:p text:style-name="Table_20_Contents">9078 - 9382</text:p>
          </table:table-cell>
        </table:table-row>
        <table:table-row>
          <table:table-cell table:style-name="Tabella5.A2" office:value-type="string">
            <text:p text:style-name="P11">OpenGL 50-gono</text:p>
          </table:table-cell>
          <table:table-cell table:style-name="Tabella5.B2" office:value-type="string">
            <text:p text:style-name="Table_20_Contents">15188 - 15312</text:p>
          </table:table-cell>
        </table:table-row>
        <table:table-row>
          <table:table-cell table:style-name="Tabella5.A2" office:value-type="string">
            <text:p text:style-name="P11">OpenGL 100-gono</text:p>
          </table:table-cell>
          <table:table-cell table:style-name="Tabella5.B2" office:value-type="string">
            <text:p text:style-name="Table_20_Contents">25188 - 26906</text:p>
          </table:table-cell>
        </table:table-row>
      </table:table>
      <text:p text:style-name="Text_20_body"><text:line-break/>CONSIDERAZIONI: I tempi di disegno di un vertice con OpenGL sono notevolmente inferiori a quelli per disegnare un cerchio DrawEllipse di Graphics. Nella configurazione A, le prestazioni di disegno di un cerchio con Graphics sono paragonabili al disegno di un n-gono con circa 70 lati e stesso raggio.</text:p>
      <text:h text:style-name="Heading_20_2" text:outline-level="2">sorgenti</text:h>
      <text:p text:style-name="Text_20_body">Mirroir per il download</text:p>
      <text:p text:style-name="Text_20_body"><text:a xlink:type="simple" xlink:href="http://www3.csr.unibo.it/studenti/elvis.ciotti/ase">http://www3.csr.unibo.it/studenti/elvis.ciotti/ase</text:a></text:p>
      <text:p text:style-name="Text_20_body"><text:a xlink:type="simple" xlink:href="http://www3.csr.unibo.it/studenti/elvis.ciotti/ase">http://</text:a><text:a xlink:type="simple" xlink:href="http://www.elcisoft.com/ase">www.elcisoft.com/ase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Microsoft Sans Serif" svg:font-family="'Microsoft Sans Serif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ice" style:family="paragraph" style:parent-style-name="Standard" style:class="text">
      <style:paragraph-properties fo:margin-left="0.265cm" fo:margin-right="0cm" fo:text-indent="0cm" style:auto-text-indent="false" fo:background-color="#e6e6ff">
        <style:background-image/>
      </style:paragraph-properties>
      <style:text-properties style:font-name="Lucida Console" fo:font-size="9pt" fo:font-style="normal" style:font-size-asian="9pt" style:font-style-asian="normal" style:font-size-complex="9pt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pag <text:page-number text:select-page="current">13</text:page-number> di 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4-07T14:07:11</meta:creation-date>
    <dc:date>2008-04-09T21:56:52</dc:date>
    <dc:language>it-IT</dc:language>
    <meta:editing-cycles>34</meta:editing-cycles>
    <meta:editing-duration>PT8H49M23S</meta:editing-duration>
    <meta:user-defined meta:name="Info 1"/>
    <meta:user-defined meta:name="Info 2"/>
    <meta:user-defined meta:name="Info 3"/>
    <meta:user-defined meta:name="Info 4"/>
    <meta:document-statistic meta:table-count="8" meta:image-count="3" meta:object-count="5" meta:page-count="14" meta:paragraph-count="376" meta:word-count="2500" meta:character-count="169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1999998092651pt" style:font-family-asian="'Lucida Sans Unicode'" style:font-family-generic-asian="system" style:font-pitch-asian="variable" style:font-size-asian="13.1999998092651pt" style:font-family-complex="Tahoma" style:font-family-generic-complex="system" style:font-pitch-complex="variable" style:font-size-complex="13.1999998092651pt"/>
    </style:style>
    <style:style style:name="ch3" style:family="chart">
      <style:graphic-properties draw:fill="solid" draw:fill-color="#ffffcc" draw:fill-image-width="0cm" draw:fill-image-height="0cm"/>
      <style:text-properties fo:font-family="Arial" style:font-family-generic="swiss" style:font-pitch="variable" fo:font-size="5.80000019073486pt" style:font-family-asian="'Lucida Sans Unicode'" style:font-family-generic-asian="system" style:font-pitch-asian="variable" style:font-size-asian="5.80000019073486pt" style:font-family-complex="Tahoma" style:font-family-generic-complex="system" style:font-pitch-complex="variable" style:font-size-complex="5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.10000038146973pt" style:font-family-asian="'Lucida Sans Unicode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19999980926514pt" style:font-family-asian="'Lucida Sans Unicode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7.19999980926514pt" style:font-family-asian="'Lucida Sans Unicode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0.731cm" svg:height="9.039cm" chart:class="chart:bar" chart:style-name="ch1">
        <chart:title svg:x="3.124cm" svg:y="0.18cm" chart:style-name="ch2">
          <text:p>sistema A - 100k nodi</text:p>
        </chart:title>
        <chart:legend chart:legend-position="end" svg:x="8.811cm" svg:y="0.353cm" chart:style-name="ch3"/>
        <chart:plot-area chart:style-name="ch4" table:cell-range-address="Tabella1.$A$2:.$C$4 Tabella1.$B$1:.$C$4 Tabella1.$A$1:.$A$1" chart:data-source-has-labels="both" chart:table-number-list="0 0 0" svg:x="-0.153cm" svg:y="1.19cm" svg:width="10.676cm" svg:height="7.665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title svg:x="0.001cm" svg:y="5.53cm" chart:style-name="ch7">
              <text:p>tempi (ms)</text:p>
            </chart:title>
            <chart:grid chart:class="major"/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o archi</text:p>
              </table:table-cell>
              <table:table-cell office:value-type="string">
                <text:p>Archi e nodi</text:p>
              </table:table-cell>
            </table:table-row>
          </table:table-header-rows>
          <table:table-rows>
            <table:table-row>
              <table:table-cell office:value-type="string">
                <text:p>1) Picture Box</text:p>
              </table:table-cell>
              <table:table-cell office:value-type="float" office:value="610">
                <text:p>61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) OpenGL senza VBO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) OpenGl con VBO</text:p>
              </table:table-cell>
              <table:table-cell office:value-type="float" office:value="160">
                <text:p>160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graphic-properties svg:stroke-color="#b3b3b3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004586" dr3d:edge-rounding="0%"/>
      <style:text-properties fo:font-family="Arial" style:font-family-generic="swiss" style:font-pitch="variable" fo:font-size="5.30000019073486pt" style:font-family-asian="'Lucida Sans Unicode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ff420e" dr3d:edge-rounding="0%"/>
      <style:text-properties fo:font-family="Arial" style:font-family-generic="swiss" style:font-pitch="variable" fo:font-size="5.30000019073486pt" style:font-family-asian="'Lucida Sans Unicode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34cm" svg:height="10.149cm" chart:class="chart:bar" chart:style-name="ch1">
        <chart:legend chart:legend-position="end" svg:x="12.368cm" svg:y="4.316cm" chart:style-name="ch2"/>
        <chart:plot-area chart:style-name="ch3" svg:x="2.43cm" svg:y="0.181cm" svg:width="10.156cm" svg:height="9.536cm">
          <chart:axis chart:dimension="x" chart:name="primary-x" chart:style-name="ch4">
            <chart:categories table:cell-range-address="local-table.A2:.A4"/>
          </chart:axis>
          <chart:axis chart:dimension="y" chart:name="primary-y" chart:style-name="ch5">
            <chart:grid chart:style-name="ch6" chart:class="major"/>
          </chart:axis>
          <chart:series chart:values-cell-range-address="local-table.B2:.B4" chart:label-cell-address="local-table.B1" chart:style-name="ch7">
            <chart:data-point chart:repeated="3"/>
          </chart:series>
          <chart:series chart:values-cell-range-address="local-table.C2:.C4" chart:label-cell-address="local-table.C1" chart:style-name="ch8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o archi</text:p>
              </table:table-cell>
              <table:table-cell office:value-type="string">
                <text:p>Archi e nodi</text:p>
              </table:table-cell>
            </table:table-row>
          </table:table-header-rows>
          <table:table-rows>
            <table:table-row>
              <table:table-cell office:value-type="string">
                <text:p>1) Picture Box</text:p>
              </table:table-cell>
              <table:table-cell office:value-type="float" office:value="38000">
                <text:p>38000</text:p>
              </table:table-cell>
              <table:table-cell office:value-type="float" office:value="59000">
                <text:p>59000</text:p>
              </table:table-cell>
            </table:table-row>
            <table:table-row>
              <table:table-cell office:value-type="string">
                <text:p>2) OpenGL senza VBO</text:p>
              </table:table-cell>
              <table:table-cell office:value-type="float" office:value="2953">
                <text:p>2953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3) OpenGl con VBO</text:p>
              </table:table-cell>
              <table:table-cell office:value-type="float" office:value="468">
                <text:p>468</text:p>
              </table:table-cell>
              <table:table-cell office:value-type="float" office:value="593">
                <text:p>59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8999996185303pt" style:font-family-asian="'Lucida Sans Unicode'" style:font-family-generic-asian="system" style:font-pitch-asian="variable" style:font-size-asian="19.8999996185303pt" style:font-family-complex="Tahoma" style:font-family-generic-complex="system" style:font-pitch-complex="variable" style:font-size-complex="19.8999996185303pt"/>
    </style:style>
    <style:style style:name="ch3" style:family="chart">
      <style:graphic-properties draw:fill="solid" draw:fill-color="#ffffcc" draw:fill-image-width="0cm" draw:fill-image-height="0cm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3.8000001907349pt" style:font-family-asian="'Lucida Sans Unicode'" style:font-family-generic-asian="system" style:font-pitch-asian="variable" style:font-size-asian="13.8000001907349pt" style:font-family-complex="Tahoma" style:font-family-generic-complex="system" style:font-pitch-complex="variable" style:font-size-complex="13.8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5.054cm" svg:height="11.009cm" chart:class="chart:bar" chart:style-name="ch1">
        <chart:title svg:x="4.13cm" svg:y="0.22cm" chart:style-name="ch2">
          <text:p>sistema A - 500k nodi</text:p>
        </chart:title>
        <chart:legend chart:legend-position="end" svg:x="12.187cm" svg:y="0.551cm" chart:style-name="ch3"/>
        <chart:plot-area chart:style-name="ch4" svg:x="-0.219cm" svg:y="1.453cm" svg:width="14.985cm" svg:height="9.335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title svg:x="0cm" svg:y="6.729cm" chart:style-name="ch7">
              <text:p>tempi (ms)</text:p>
            </chart:title>
            <chart:grid chart:class="major"/>
          </chart:axis>
          <chart:series chart:values-cell-range-address="local-table.B2:.B4" chart:label-cell-address="local-table.B1" chart:style-name="ch8">
            <chart:data-point chart:repeated="3"/>
          </chart:series>
          <chart:series chart:values-cell-range-address="local-table.C2:.C4" chart:label-cell-address="local-table.C1"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o archi</text:p>
              </table:table-cell>
              <table:table-cell office:value-type="string">
                <text:p>Archi e nodi</text:p>
              </table:table-cell>
            </table:table-row>
          </table:table-header-rows>
          <table:table-rows>
            <table:table-row>
              <table:table-cell office:value-type="string">
                <text:p>1) Picture Box</text:p>
              </table:table-cell>
              <table:table-cell office:value-type="float" office:value="18000">
                <text:p>18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2) OpenGL senza VBO</text:p>
              </table:table-cell>
              <table:table-cell office:value-type="float" office:value="3200">
                <text:p>32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3) OpenGl con VBO</text:p>
              </table:table-cell>
              <table:table-cell office:value-type="float" office:value="8500">
                <text:p>8500</text:p>
              </table:table-cell>
              <table:table-cell office:value-type="float" office:value="9500">
                <text:p>950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ff420e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265cm" svg:height="7.67cm" chart:class="chart:bar" chart:style-name="ch1">
        <chart:legend chart:legend-position="end" svg:x="10.816cm" svg:y="3.264cm" chart:style-name="ch2"/>
        <chart:plot-area chart:style-name="ch3" svg:x="0.264cm" svg:y="0.153cm" svg:width="10.286cm" svg:height="7.209cm">
          <chart:axis chart:dimension="x" chart:name="primary-x" chart:style-name="ch4">
            <chart:categories table:cell-range-address="local-table.A2:.A4"/>
          </chart:axis>
          <chart:axis chart:dimension="y" chart:name="primary-y" chart:style-name="ch5">
            <chart:grid chart:style-name="ch6" chart:class="major"/>
          </chart:axis>
          <chart:series chart:values-cell-range-address="local-table.B2:.B4" chart:label-cell-address="local-table.B1" chart:style-name="ch7">
            <chart:data-point chart:repeated="3"/>
          </chart:series>
          <chart:series chart:values-cell-range-address="local-table.C2:.C4" chart:label-cell-address="local-table.C1" chart:style-name="ch8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o archi</text:p>
              </table:table-cell>
              <table:table-cell office:value-type="string">
                <text:p>Archi e nodi</text:p>
              </table:table-cell>
            </table:table-row>
          </table:table-header-rows>
          <table:table-rows>
            <table:table-row>
              <table:table-cell office:value-type="string">
                <text:p>1) Picture Box</text:p>
              </table:table-cell>
              <table:table-cell office:value-type="float" office:value="38000">
                <text:p>38000</text:p>
              </table:table-cell>
              <table:table-cell office:value-type="float" office:value="59000">
                <text:p>59000</text:p>
              </table:table-cell>
            </table:table-row>
            <table:table-row>
              <table:table-cell office:value-type="string">
                <text:p>2) OpenGL senza VBO</text:p>
              </table:table-cell>
              <table:table-cell office:value-type="float" office:value="7346">
                <text:p>7346</text:p>
              </table:table-cell>
              <table:table-cell office:value-type="float" office:value="7533">
                <text:p>7533</text:p>
              </table:table-cell>
            </table:table-row>
            <table:table-row>
              <table:table-cell office:value-type="string">
                <text:p>3) OpenGl con VBO</text:p>
              </table:table-cell>
              <table:table-cell office:value-type="float" office:value="6850">
                <text:p>6850</text:p>
              </table:table-cell>
              <table:table-cell office:value-type="float" office:value="6998">
                <text:p>6998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000001907349pt" style:font-family-asian="'Lucida Sans Unicode'" style:font-family-generic-asian="system" style:font-pitch-asian="variable" style:font-size-asian="15.8000001907349pt" style:font-family-complex="Tahoma" style:font-family-generic-complex="system" style:font-pitch-complex="variable" style:font-size-complex="15.8000001907349pt"/>
    </style:style>
    <style:style style:name="ch3" style:family="chart">
      <style:graphic-properties draw:fill="none"/>
      <style:text-properties fo:font-family="Arial" style:font-family-generic="swiss" style:font-pitch="variable" fo:font-size="7.19999980926514pt" style:font-family-asian="'Lucida Sans Unicode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Lucida Sans Unicode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Lucida Sans Unicode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19999980926514pt" style:font-family-asian="'Lucida Sans Unicode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7.19999980926514pt" style:font-family-asian="'Lucida Sans Unicode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7cm" svg:height="8.519cm" chart:class="chart:bar" chart:style-name="ch1">
        <chart:title svg:x="3.629cm" svg:y="0.17cm" chart:style-name="ch2">
          <text:p>Tempi di disegno per 500000 rettangoli</text:p>
        </chart:title>
        <chart:legend chart:legend-position="end" svg:x="15.137cm" svg:y="3.837cm" chart:style-name="ch3"/>
        <chart:plot-area chart:style-name="ch4" table:cell-range-address="Tabella1.$A$163:.$C$167" chart:data-source-has-labels="both" chart:table-number-list="0" svg:x="0.34cm" svg:y="1.137cm" svg:width="14.118cm" svg:height="7.212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ics</text:p>
              </table:table-cell>
              <table:table-cell office:value-type="string">
                <text:p>OpenGL</text:p>
              </table:table-cell>
            </table:table-row>
          </table:table-header-rows>
          <table:table-rows>
            <table:table-row>
              <table:table-cell office:value-type="string">
                <text:p>590x250 PIENO</text:p>
              </table:table-cell>
              <table:table-cell office:value-type="float" office:value="248400">
                <text:p>248400</text:p>
              </table:table-cell>
              <table:table-cell office:value-type="float" office:value="128456">
                <text:p>128456</text:p>
              </table:table-cell>
            </table:table-row>
            <table:table-row>
              <table:table-cell office:value-type="string">
                <text:p>590x250 VUOTO</text:p>
              </table:table-cell>
              <table:table-cell office:value-type="float" office:value="24300">
                <text:p>24300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20x20 PIENO</text:p>
              </table:table-cell>
              <table:table-cell office:value-type="float" office:value="3921">
                <text:p>392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20x20 VUOTO</text:p>
              </table:table-cell>
              <table:table-cell office:value-type="float" office:value="4515">
                <text:p>4515</text:p>
              </table:table-cell>
              <table:table-cell office:value-type="float" office:value="2203">
                <text:p>2203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